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riggerContext.TestTriggerContext( @ Nullable Instant scheduled , @ Nullable Instant actual , @ Nullable Instant 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iodicTriggerTests.fixedDelayWithTimeUnit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iodicTriggerTests.fixedRateWithTimeUnit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iodicTriggerTests.fixedRateWithTimeUnitAndInitialDelay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iodicTriggerTests.fixedRate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iodicTriggerTests.fixedDelay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iodicTriggerTests.fixedRateWithTimeUnit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iodicTriggerTests.fixedDelayWithInitialDelay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iodicTriggerTests.fixedRateWithInitialDelay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iodicTriggerTests.fixedRate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iodicTriggerTests.fixedRateWithInitialDelay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iodicTriggerTests.fixedDelayWithTimeUnit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iodicTriggerTests.toInstant( @ Nullable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iodicTriggerTests.fixedDelayWithTimeUnitAndInitialDelay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iodicTriggerTests.fixedDelayFir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iodicTriggerTests.context( @ Nullable Object scheduled , @ Nullable Object actual , @ Nullable Object compl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iggerContext.lastActual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iodicTriggerTests.equals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eriodicTriggerTests.assertApproximateDifference( Instant lesser , Instant greater , lo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iggerContext.lastScheduled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iggerContext.las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iodicTriggerTests.fixedDelayWithInitialDelaySubsequen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iodicTriggerTests.assertNegligibleDifference( Instant d1 , @ Nullable Instant 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